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rsid="001db032" officeooo:paragraph-rsid="001db032"/>
    </style:style>
    <style:style style:name="P3" style:family="paragraph" style:parent-style-name="Standard" style:list-style-name="L1">
      <style:text-properties officeooo:rsid="001fa431" officeooo:paragraph-rsid="001fa431"/>
    </style:style>
    <style:style style:name="P4" style:family="paragraph" style:parent-style-name="Heading_20_1">
      <style:text-properties fo:font-weight="normal" officeooo:rsid="001c306c" officeooo:paragraph-rsid="001c306c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c306c" style:font-weight-asian="normal" style:font-weight-complex="normal"/>
    </style:style>
    <style:style style:name="T3" style:family="text">
      <style:text-properties fo:font-weight="normal" officeooo:rsid="001db032" style:font-weight-asian="normal" style:font-weight-complex="normal"/>
    </style:style>
    <style:style style:name="T4" style:family="text">
      <style:text-properties officeooo:rsid="001fa431"/>
    </style:style>
    <style:style style:name="T5" style:family="text">
      <style:text-properties style:text-position="super 58%"/>
    </style:style>
    <style:style style:name="T6" style:family="text">
      <style:text-properties style:text-position="0% 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GA502 – Level Design II – Session 07</text:h>
      <text:p text:style-name="Standard"/>
      <text:p text:style-name="Heading"><text:span text:style-name="T2">U</text:span><text:span text:style-name="T1">nity 3d </text:span><text:span text:style-name="T3">Level Design Workflow</text:span></text:p>
      <text:list xml:id="list1405421269675443146" text:style-name="L1">
        <text:list-item>
          <text:p text:style-name="P1">Import Assets:</text:p>
          <text:list>
            <text:list-item>
              <text:p text:style-name="P2">FBX</text:p>
            </text:list-item>
            <text:list-item>
              <text:p text:style-name="P2">Textures</text:p>
            </text:list-item>
            <text:list-item>
              <text:p text:style-name="P2">Sound Etc</text:p>
            </text:list-item>
          </text:list>
        </text:list-item>
        <text:list-item>
          <text:p text:style-name="P2">Terrain Editor:</text:p>
          <text:list>
            <text:list-item>
              <text:p text:style-name="P2">Create terrain.</text:p>
            </text:list-item>
            <text:list-item>
              <text:p text:style-name="P2">Set terrain properties.</text:p>
            </text:list-item>
            <text:list-item>
              <text:p text:style-name="P2">Terrain editing tools.</text:p>
            </text:list-item>
          </text:list>
        </text:list-item>
        <text:list-item>
          <text:p text:style-name="P2">Placing Objects:</text:p>
          <text:list>
            <text:list-item>
              <text:p text:style-name="P2">Modular design.</text:p>
            </text:list-item>
            <text:list-item>
              <text:p text:style-name="P2">Scale and composition.</text:p>
            </text:list-item>
            <text:list-item>
              <text:p text:style-name="P2">Add collision meshs.</text:p>
            </text:list-item>
          </text:list>
        </text:list-item>
        <text:list-item>
          <text:p text:style-name="P2">Lighting:</text:p>
          <text:list>
            <text:list-item>
              <text:p text:style-name="P2">Place lights.</text:p>
            </text:list-item>
            <text:list-item>
              <text:p text:style-name="P2">Generate lig<text:span text:style-name="T4">ht</text:span>maps.</text:p>
            </text:list-item>
            <text:list-item>
              <text:p text:style-name="P3">Global Illumination.</text:p>
            </text:list-item>
            <text:list-item>
              <text:p text:style-name="P3">Edit Ligtmaps.</text:p>
            </text:list-item>
          </text:list>
        </text:list-item>
        <text:list-item>
          <text:p text:style-name="P3">Gameplay:</text:p>
          <text:list>
            <text:list-item>
              <text:p text:style-name="P3">Character controller.</text:p>
              <text:list>
                <text:list-item>
                  <text:p text:style-name="P3">Add movement script.</text:p>
                </text:list-item>
                <text:list-item>
                  <text:p text:style-name="P3">1<text:span text:style-name="T5">st</text:span> person vs 3<text:span text:style-name="T5">rd</text:span> person.</text:p>
                </text:list-item>
              </text:list>
            </text:list-item>
            <text:list-item>
              <text:p text:style-name="P3">Triggers</text:p>
              <text:list>
                <text:list-item>
                  <text:p text:style-name="P3">Trigger collider.</text:p>
                </text:list-item>
                <text:list-item>
                  <text:p text:style-name="P3">Add trigger script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3T17:20:30.597476033</meta:creation-date>
    <dc:date>2016-11-13T18:06:20.013946452</dc:date>
    <meta:editing-duration>PT13M1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26" meta:word-count="87" meta:character-count="466" meta:non-whitespace-character-count="427"/>
  </office:meta>
</office:document-meta>
</file>